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0.3929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3953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7992in"/>
    </style:style>
    <style:style style:name="co14" style:family="table-column">
      <style:table-column-properties fo:break-before="auto" style:column-width="1.061in"/>
    </style:style>
    <style:style style:name="co15" style:family="table-column">
      <style:table-column-properties fo:break-before="auto" style:column-width="0.4602in"/>
    </style:style>
    <style:style style:name="co16" style:family="table-column">
      <style:table-column-properties fo:break-before="auto" style:column-width="0.3516in"/>
    </style:style>
    <style:style style:name="co17" style:family="table-column">
      <style:table-column-properties fo:break-before="auto" style:column-width="0.5366in"/>
    </style:style>
    <style:style style:name="co18" style:family="table-column">
      <style:table-column-properties fo:break-before="auto" style:column-width="0.6681in"/>
    </style:style>
    <style:style style:name="co19" style:family="table-column">
      <style:table-column-properties fo:break-before="auto" style:column-width="0.9744in"/>
    </style:style>
    <style:style style:name="co20" style:family="table-column">
      <style:table-column-properties fo:break-before="auto" style:column-width="0.711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19" style:family="table-cell" style:parent-style-name="Default">
      <style:table-cell-properties fo:background-color="#ffff99" fo:border="none"/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cccccc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99ff66" fo:border="none"/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26" style:family="table-cell" style:parent-style-name="Default">
      <style:table-cell-properties fo:background-color="#ff6600" fo:border="none"/>
      <style:text-properties fo:font-style="normal" style:font-style-asian="normal" style:font-style-complex="normal"/>
    </style:style>
    <style:style style:name="ce27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ackground-color="#66ffff"/>
      <style:text-properties fo:font-style="normal" style:font-style-asian="normal" style:font-style-complex="normal"/>
    </style:style>
    <style:style style:name="ce29" style:family="table-cell" style:parent-style-name="Default">
      <style:table-cell-properties fo:background-color="#66ffff" fo:border="none"/>
      <style:text-properties fo:font-style="normal" style:font-style-asian="normal" style:font-style-complex="normal"/>
    </style:style>
    <style:style style:name="ce30" style:family="table-cell" style:parent-style-name="Default"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32" style:family="table-cell" style:parent-style-name="Default">
      <style:table-cell-properties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style:font-style-asian="normal" style:font-style-complex="normal"/>
    </style:style>
    <style:style style:name="ce36" style:family="table-cell" style:parent-style-name="Default">
      <style:table-cell-properties fo:background-color="#cccccc"/>
    </style:style>
    <style:style style:name="ce3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8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11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7" table:default-cell-style-name="ce18"/>
        <table:table-column table:style-name="co7" table:default-cell-style-name="ce22"/>
        <table:table-column table:style-name="co7" table:default-cell-style-name="ce25"/>
        <table:table-column table:style-name="co7" table:default-cell-style-name="ce28"/>
        <table:table-column table:style-name="co8" table:default-cell-style-name="Default"/>
        <table:table-column table:style-name="co9" table:default-cell-style-name="Default"/>
        <table:table-column table:style-name="co4" table:default-cell-style-name="ce16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4" table:default-cell-style-name="ce16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number-columns-repeated="996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AnimFrames</text:p>
          </table:table-cell>
          <table:table-cell table:style-name="ce5" office:value-type="string">
            <text:p>Price</text:p>
          </table:table-cell>
          <table:table-cell table:style-name="ce5" office:value-type="string">
            <text:p>Size</text:p>
          </table:table-cell>
          <table:table-cell table:style-name="ce17" office:value-type="string">
            <text:p>Sp</text:p>
          </table:table-cell>
          <table:table-cell table:style-name="ce21" office:value-type="string">
            <text:p>Su</text:p>
          </table:table-cell>
          <table:table-cell table:style-name="ce24" office:value-type="string">
            <text:p>Au</text:p>
          </table:table-cell>
          <table:table-cell table:style-name="ce27" office:value-type="string">
            <text:p>Wi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Re</text:p>
          </table:table-cell>
          <table:table-cell table:style-name="ce5" office:value-type="string">
            <text:p>Power</text:p>
          </table:table-cell>
          <table:table-cell table:style-name="ce5" office:value-type="string">
            <text:p>WaterR</text:p>
          </table:table-cell>
          <table:table-cell table:style-name="ce5" office:value-type="string">
            <text:p>FireR</text:p>
          </table:table-cell>
          <table:table-cell table:style-name="ce5" office:value-type="string">
            <text:p>SaltR</text:p>
          </table:table-cell>
          <table:table-cell table:style-name="ce5" office:value-type="string">
            <text:p>SaltClean</text:p>
          </table:table-cell>
          <table:table-cell table:style-name="ce5" office:value-type="string">
            <text:p>Animal</text:p>
          </table:table-cell>
          <table:table-cell table:style-name="ce1" office:value-type="string">
            <text:p>Stick</text:p>
          </table:table-cell>
          <table:table-cell table:style-name="ce37" office:value-type="string">
            <text:p>Rot</text:p>
          </table:table-cell>
          <table:table-cell table:style-name="ce37" office:value-type="string">
            <text:p>NoRot</text:p>
          </table:table-cell>
          <table:table-cell table:style-name="ce37" office:value-type="string">
            <text:p>Baby</text:p>
          </table:table-cell>
          <table:table-cell table:style-name="ce37" office:value-type="string">
            <text:p>SaltChance</text:p>
          </table:table-cell>
          <table:table-cell table:style-name="ce37" office:value-type="string">
            <text:p>BurnChance</text:p>
          </table:table-cell>
          <table:table-cell table:style-name="ce37" office:value-type="string">
            <text:p>AltTree</text:p>
          </table:table-cell>
          <table:table-cell table:style-name="ce37" office:value-type="string">
            <text:p>ShowSeed</text:p>
          </table:table-cell>
          <table:table-cell table:number-columns-repeated="995"/>
        </table:table-row>
        <table:table-row table:style-name="ro1">
          <table:table-cell table:style-name="ce2" office:value-type="string">
            <text:p>*</text:p>
          </table:table-cell>
          <table:table-cell table:style-name="ce6" office:value-type="string">
            <text:p>Veggies</text:p>
          </table:table-cell>
          <table:table-cell table:style-name="ce12" office:value-type="string">
            <text:p>*</text:p>
          </table:table-cell>
          <table:table-cell table:style-name="ce12" table:number-columns-repeated="15"/>
          <table:table-cell table:style-name="ce36" table:number-columns-repeated="1003"/>
        </table:table-row>
        <table:table-row table:style-name="ro1">
          <table:table-cell office:value-type="string">
            <text:p>asparagus</text:p>
          </table:table-cell>
          <table:table-cell table:style-name="ce7" office:value-type="string">
            <text:p>Asparagus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3] * [.M3] * [.M3])/([.K3] + 1) +IF(ISBLANK([.L3]);0;([.M3] * [.M3])/[.L3]) * 0.75 * SUM([.G3:.J3]) * [.F3]) / 9;1) * 15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30" office:value-type="float" office:value="10">
            <text:p>10</text:p>
          </table:table-cell>
          <table:table-cell table:number-columns-repeated="2" table:style-name="ce33"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string">
            <text:p>beet</text:p>
          </table:table-cell>
          <table:table-cell table:style-name="ce7" office:value-type="string">
            <text:p>Bee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4] * [.M4] * [.M4])/([.K4] + 1) +IF(ISBLANK([.L4]);0;([.M4] * [.M4])/[.L4]) * 0.75 * SUM([.G4:.J4]) * [.F4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eh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string">
            <text:p>bellpepper</text:p>
          </table:table-cell>
          <table:table-cell table:style-name="ce7" office:value-type="string">
            <text:p>Bell Pepper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5] * [.M5] * [.M5])/([.K5] + 1) +IF(ISBLANK([.L5]);0;([.M5] * [.M5])/[.L5]) * 0.75 * SUM([.G5:.J5]) * [.F5]) / 9;1) * 15" office:value-type="float" office:value="120">
            <text:p>12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30" office:value-type="float" office:value="2">
            <text:p>2</text:p>
          </table:table-cell>
          <table:table-cell table:style-name="ce33"/>
          <table:table-cell table:style-name="ce33"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office:value-type="string">
            <text:p>carrot</text:p>
          </table:table-cell>
          <table:table-cell table:style-name="ce7" office:value-type="string">
            <text:p>Carro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6] * [.M6] * [.M6])/([.K6] + 1) +IF(ISBLANK([.L6]);0;([.M6] * [.M6])/[.L6]) * 0.75 * SUM([.G6:.J6]) * [.F6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3"/>
          <table:table-cell table:style-name="ce33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Rabbit</text:p>
          </table:table-cell>
          <table:table-cell table:number-columns-repeated="1003"/>
        </table:table-row>
        <table:table-row table:style-name="ro1">
          <table:table-cell office:value-type="string">
            <text:p>corn</text:p>
          </table:table-cell>
          <table:table-cell table:style-name="ce7" office:value-type="string">
            <text:p>Corn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7] * [.M7] * [.M7])/([.K7] + 1) +IF(ISBLANK([.L7]);0;([.M7] * [.M7])/[.L7]) * 0.75 * SUM([.G7:.J7]) * [.F7]) / 9;1) * 15" office:value-type="float" office:value="45">
            <text:p>45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3"/>
          <table:table-cell table:style-name="ce33"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yeh</text:p>
          </table:table-cell>
          <table:table-cell table:number-columns-repeated="5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garlic</text:p>
          </table:table-cell>
          <table:table-cell table:style-name="ce7" office:value-type="string">
            <text:p>Garlic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8] * [.M8] * [.M8])/([.K8] + 1) +IF(ISBLANK([.L8]);0;([.M8] * [.M8])/[.L8]) * 0.75 * SUM([.G8:.J8]) * [.F8]) / 9;1) * 15" office:value-type="float" office:value="60">
            <text:p>6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30" office:value-type="float" office:value="6">
            <text:p>6</text:p>
          </table:table-cell>
          <table:table-cell table:style-name="ce33"/>
          <table:table-cell table:style-name="ce33"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yeh</text:p>
          </table:table-cell>
          <table:table-cell table:number-columns-repeated="5"/>
          <table:table-cell office:value-type="float" office:value="0.1">
            <text:p>0.1</text:p>
          </table:table-cell>
          <table:table-cell table:number-columns-repeated="998"/>
        </table:table-row>
        <table:table-row table:style-name="ro1">
          <table:table-cell office:value-type="string">
            <text:p>ginger</text:p>
          </table:table-cell>
          <table:table-cell table:style-name="ce7" office:value-type="string">
            <text:p>Ginger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9] * [.M9] * [.M9])/([.K9] + 1) +IF(ISBLANK([.L9]);0;([.M9] * [.M9])/[.L9]) * 0.75 * SUM([.G9:.J9]) * [.F9]) / 9;1) * 15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30" office:value-type="float" office:value="5">
            <text:p>5</text:p>
          </table:table-cell>
          <table:table-cell table:style-name="ce33"/>
          <table:table-cell table:style-name="ce33"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8"/>
          <table:table-cell office:value-type="float" office:value="0.5">
            <text:p>0.5</text:p>
          </table:table-cell>
          <table:table-cell table:number-columns-repeated="997"/>
        </table:table-row>
        <table:table-row table:style-name="ro1">
          <table:table-cell office:value-type="string">
            <text:p>leek</text:p>
          </table:table-cell>
          <table:table-cell table:style-name="ce8" office:value-type="string">
            <text:p>Leek</text:p>
          </table:table-cell>
          <table:table-cell table:style-name="ce14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10] * [.M10] * [.M10])/([.K10] + 1) +IF(ISBLANK([.L10]);0;([.M10] * [.M10])/[.L10]) * 0.75 * SUM([.G10:.J10]) * [.F10]) / 9;1) * 15" office:value-type="float" office:value="90">
            <text:p>90</text:p>
          </table:table-cell>
          <table:table-cell table:style-name="ce13" office:value-type="float" office:value="1">
            <text:p>1</text:p>
          </table:table-cell>
          <table:table-cell table:style-name="ce19"/>
          <table:table-cell table:style-name="ce23"/>
          <table:table-cell table:style-name="ce26"/>
          <table:table-cell table:style-name="ce29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/>
          <table:table-cell table:style-name="ce35"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Duck</text:p>
          </table:table-cell>
          <table:table-cell table:number-columns-repeated="1003"/>
        </table:table-row>
        <table:table-row table:style-name="ro1">
          <table:table-cell office:value-type="string">
            <text:p>pineapple</text:p>
          </table:table-cell>
          <table:table-cell table:style-name="ce7" office:value-type="string">
            <text:p>Pineapple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11] * [.M11] * [.M11])/([.K11] + 1) +IF(ISBLANK([.L11]);0;([.M11] * [.M11])/[.L11]) * 0.75 * SUM([.G11:.J11]) * [.F11]) / 9;1) * 15" office:value-type="float" office:value="75">
            <text:p>75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12">
            <text:p>12</text:p>
          </table:table-cell>
          <table:table-cell table:style-name="ce33"/>
          <table:table-cell table:style-name="ce33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0.1">
            <text:p>0.1</text:p>
          </table:table-cell>
          <table:table-cell table:number-columns-repeated="997"/>
        </table:table-row>
        <table:table-row table:style-name="ro1">
          <table:table-cell office:value-type="string">
            <text:p>radish</text:p>
          </table:table-cell>
          <table:table-cell table:style-name="ce7" office:value-type="string">
            <text:p>Radis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12] * [.M12] * [.M12])/([.K12] + 1) +IF(ISBLANK([.L12]);0;([.M12] * [.M12])/[.L12]) * 0.75 * SUM([.G12:.J12]) * [.F12]) / 9;1) * 15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rhubarb</text:p>
          </table:table-cell>
          <table:table-cell table:style-name="ce7" office:value-type="string">
            <text:p>Rhubarb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13] * [.M13] * [.M13])/([.K13] + 1) +IF(ISBLANK([.L13]);0;([.M13] * [.M13])/[.L13]) * 0.75 * SUM([.G13:.J13]) * [.F13]) / 9;1) * 15" office:value-type="float" office:value="75">
            <text:p>75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0" office:value-type="float" office:value="8">
            <text:p>8</text:p>
          </table:table-cell>
          <table:table-cell table:style-name="ce33"/>
          <table:table-cell table:style-name="ce33"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office:value-type="string">
            <text:p>spinach</text:p>
          </table:table-cell>
          <table:table-cell table:style-name="ce7" office:value-type="string">
            <text:p>Spinac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14] * [.M14] * [.M14])/([.K14] + 1) +IF(ISBLANK([.L14]);0;([.M14] * [.M14])/[.L14]) * 0.75 * SUM([.G14:.J14]) * [.F14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yeh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string">
            <text:p>tomato</text:p>
          </table:table-cell>
          <table:table-cell table:style-name="ce7" office:value-type="string">
            <text:p>Tomato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15] * [.M15] * [.M15])/([.K15] + 1) +IF(ISBLANK([.L15]);0;([.M15] * [.M15])/[.L15]) * 0.75 * SUM([.G15:.J15]) * [.F15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3">
            <text:p>3</text:p>
          </table:table-cell>
          <table:table-cell table:style-name="ce33"/>
          <table:table-cell table:style-name="ce3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yeh</text:p>
          </table:table-cell>
          <table:table-cell table:number-columns-repeated="6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Tree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apple</text:p>
          </table:table-cell>
          <table:table-cell table:style-name="ce7" office:value-type="string">
            <text:p>Apple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17] * [.M17] * [.M17])/([.K17] + 1) +IF(ISBLANK([.L17]);0;([.M17] * [.M17])/[.L17]) * 0.75 * SUM([.G17:.J17]) * [.F17]) / 9;1) * 15" office:value-type="float" office:value="30">
            <text:p>3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3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m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apricot</text:p>
          </table:table-cell>
          <table:table-cell table:style-name="ce7" office:value-type="string">
            <text:p>Apricot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18] * [.M18] * [.M18])/([.K18] + 1) +IF(ISBLANK([.L18]);0;([.M18] * [.M18])/[.L18]) * 0.75 * SUM([.G18:.J18]) * [.F18]) / 9;1) * 15" office:value-type="float" office:value="180">
            <text:p>180</text:p>
          </table:table-cell>
          <table:table-cell table:style-name="ce13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0" office:value-type="float" office:value="24">
            <text:p>24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avocado</text:p>
          </table:table-cell>
          <table:table-cell table:style-name="ce7" office:value-type="string">
            <text:p>Avocad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19] * [.M19] * [.M19])/([.K19] + 1) +IF(ISBLANK([.L19]);0;([.M19] * [.M19])/[.L19]) * 0.75 * SUM([.G19:.J19]) * [.F19]) / 9;1) * 15" office:value-type="float" office:value="240">
            <text:p>24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21">
            <text:p>21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string">
            <text:p>banana</text:p>
          </table:table-cell>
          <table:table-cell table:style-name="ce7" office:value-type="string">
            <text:p>Banana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0] * [.M20] * [.M20])/([.K20] + 1) +IF(ISBLANK([.L20]);0;([.M20] * [.M20])/[.L20]) * 0.75 * SUM([.G20:.J20]) * [.F20]) / 9;1) * 15" office:value-type="float" office:value="45">
            <text:p>45</text:p>
          </table:table-cell>
          <table:table-cell table:style-name="ce13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30" office:value-type="float" office:value="7">
            <text:p>7</text:p>
          </table:table-cell>
          <table:table-cell table:number-columns-repeated="2" table:style-name="ce3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Monkey</text:p>
          </table:table-cell>
          <table:table-cell table:number-columns-repeated="5"/>
          <table:table-cell office:value-type="float" office:value="0.25">
            <text:p>0.25</text:p>
          </table:table-cell>
          <table:table-cell table:style-name="ce16" office:value-type="string">
            <text:p>tropictree</text:p>
          </table:table-cell>
          <table:table-cell table:number-columns-repeated="996"/>
        </table:table-row>
        <table:table-row table:style-name="ro1">
          <table:table-cell office:value-type="string">
            <text:p>blackberry</text:p>
          </table:table-cell>
          <table:table-cell table:style-name="ce7" office:value-type="string">
            <text:p>Blackberry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1] * [.M21] * [.M21])/([.K21] + 1) +IF(ISBLANK([.L21]);0;([.M21] * [.M21])/[.L21]) * 0.75 * SUM([.G21:.J21]) * [.F21]) / 9;1) * 15" office:value-type="float" office:value="90">
            <text:p>9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14">
            <text:p>14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07"/>
        </table:table-row>
        <table:table-row table:style-name="ro1">
          <table:table-cell office:value-type="string">
            <text:p>grapes</text:p>
          </table:table-cell>
          <table:table-cell table:style-name="ce8" office:value-type="string">
            <text:p>Grapes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2] * [.M22] * [.M22])/([.K22] + 1) +IF(ISBLANK([.L22]);0;([.M22] * [.M22])/[.L22]) * 0.75 * SUM([.G22:.J22]) * [.F22]) / 9;1) * 15" office:value-type="float" office:value="45">
            <text:p>45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1" office:value-type="float" office:value="20">
            <text:p>20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specialgrapes</text:p>
          </table:table-cell>
          <table:table-cell table:style-name="ce8" office:value-type="string">
            <text:p>Grapes+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3] * [.M23] * [.M23])/([.K23] + 1) +IF(ISBLANK([.L23]);0;([.M23] * [.M23])/[.L23]) * 0.75 * SUM([.G23:.J23]) * [.F23]) / 9;1) * 15" office:value-type="float" office:value="90">
            <text:p>90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2" office:value-type="float" office:value="4">
            <text:p>4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kiwi</text:p>
          </table:table-cell>
          <table:table-cell table:style-name="ce7" office:value-type="string">
            <text:p>Kiwi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4] * [.M24] * [.M24])/([.K24] + 1) +IF(ISBLANK([.L24]);0;([.M24] * [.M24])/[.L24]) * 0.75 * SUM([.G24:.J24]) * [.F24]) / 9;1) * 15" office:value-type="float" office:value="795">
            <text:p>795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40">
            <text:p>4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lemon</text:p>
          </table:table-cell>
          <table:table-cell table:style-name="ce7" office:value-type="string">
            <text:p>Lemon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5] * [.M25] * [.M25])/([.K25] + 1) +IF(ISBLANK([.L25]);0;([.M25] * [.M25])/[.L25]) * 0.75 * SUM([.G25:.J25]) * [.F25]) / 9;1) * 15" office:value-type="float" office:value="105">
            <text:p>105</text:p>
          </table:table-cell>
          <table:table-cell table:style-name="ce1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6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mango</text:p>
          </table:table-cell>
          <table:table-cell table:style-name="ce7" office:value-type="string">
            <text:p>Mang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6] * [.M26] * [.M26])/([.K26] + 1) +IF(ISBLANK([.L26]);0;([.M26] * [.M26])/[.L26]) * 0.75 * SUM([.G26:.J26]) * [.F26]) / 9;1) * 15" office:value-type="float" office:value="15">
            <text:p>15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3">
            <text:p>3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es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beeR</text:p>
          </table:table-cell>
          <table:table-cell office:value-type="string">
            <text:p>Killer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table:formula="of:=CEILING((([.M28] * [.M28] * [.M28])/2 +IF(ISBLANK([.L28]);0;([.M28] * [.M28])/2) * 0.75 * SUM([.G28:.J28]) * [.F28]) / 9;1) * 15" office:value-type="float" office:value="420">
            <text:p>42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16" office:value-type="string">
            <text:p>Y</text:p>
          </table:table-cell>
          <table:table-cell table:number-columns-repeated="995"/>
        </table:table-row>
        <table:table-row table:style-name="ro1">
          <table:table-cell office:value-type="string">
            <text:p>beeG</text:p>
          </table:table-cell>
          <table:table-cell office:value-type="string">
            <text:p>Stingless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table:formula="of:=CEILING((([.M29] * [.M29] * [.M29])/2 +IF(ISBLANK([.L29]);0;([.M29] * [.M29])/2) * 0.75 * SUM([.G29:.J29]) * [.F29]) / 9;1) * 15"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string">
            <text:p>Bear</text:p>
          </table:table-cell>
          <table:table-cell office:value-type="float" office:value="2">
            <text:p>2</text:p>
          </table:table-cell>
          <table:table-cell table:number-columns-repeated="6"/>
          <table:table-cell table:style-name="ce16" office:value-type="string">
            <text:p>Y</text:p>
          </table:table-cell>
          <table:table-cell table:number-columns-repeated="995"/>
        </table:table-row>
        <table:table-row table:style-name="ro1">
          <table:table-cell office:value-type="string">
            <text:p>beeB</text:p>
          </table:table-cell>
          <table:table-cell office:value-type="string">
            <text:p>Honey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table:formula="of:=CEILING((([.M30] * [.M30] * [.M30])/2 +IF(ISBLANK([.L30]);0;([.M30] * [.M30])/2) * 0.75 * SUM([.G30:.J30]) * [.F30]) / 9;1) * 15"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Bear</text:p>
          </table:table-cell>
          <table:table-cell office:value-type="float" office:value="3">
            <text:p>3</text:p>
          </table:table-cell>
          <table:table-cell table:number-columns-repeated="6"/>
          <table:table-cell table:style-name="ce16" office:value-type="string">
            <text:p>Y</text:p>
          </table:table-cell>
          <table:table-cell table:number-columns-repeated="995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ice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2] * [.M32] * [.M32])/([.K32] + 1) +IF(ISBLANK([.L32]);0;([.M32] * [.M32])/[.L32]) * 0.75 * SUM([.G32:.J32]) * [.F32]) / 9;1) * 15" office:value-type="float" office:value="90">
            <text:p>9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office:value-type="string">
            <text:p>Duck</text:p>
          </table:table-cell>
          <table:table-cell table:number-columns-repeated="4"/>
          <table:table-cell office:value-type="float" office:value="0.15">
            <text:p>0.15</text:p>
          </table:table-cell>
          <table:table-cell table:number-columns-repeated="998"/>
        </table:table-row>
        <table:table-row table:style-name="ro1">
          <table:table-cell office:value-type="string">
            <text:p>arborio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3] * [.M33] * [.M33])/([.K33] + 1) +IF(ISBLANK([.L33]);0;([.M33] * [.M33])/[.L33]) * 0.75 * SUM([.G33:.J33]) * [.F33]) / 9;1) * 15" office:value-type="float" office:value="105">
            <text:p>10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float" office:value="9">
            <text:p>9</text:p>
          </table:table-cell>
          <table:table-cell table:number-columns-repeated="4"/>
          <table:table-cell office:value-type="string">
            <text:p>Duck</text:p>
          </table:table-cell>
          <table:table-cell table:number-columns-repeated="1003"/>
        </table:table-row>
        <table:table-row table:style-name="ro1">
          <table:table-cell office:value-type="string">
            <text:p>blackrice</text:p>
          </table:table-cell>
          <table:table-cell office:value-type="string">
            <text:p>Black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4] * [.M34] * [.M34])/([.K34] + 1) +IF(ISBLANK([.L34]);0;([.M34] * [.M34])/[.L34]) * 0.75 * SUM([.G34:.J34]) * [.F34]) / 9;1) * 15" office:value-type="float" office:value="75">
            <text:p>7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number-columns-repeated="4"/>
          <table:table-cell office:value-type="string">
            <text:p>Duck</text:p>
          </table:table-cell>
          <table:table-cell table:number-columns-repeated="5"/>
          <table:table-cell office:value-type="float" office:value="0.15">
            <text:p>0.15</text:p>
          </table:table-cell>
          <table:table-cell table:number-columns-repeated="997"/>
        </table:table-row>
        <table:table-row table:style-name="ro1">
          <table:table-cell office:value-type="string">
            <text:p>shortgrain</text:p>
          </table:table-cell>
          <table:table-cell office:value-type="string">
            <text:p>Short-Grain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5] * [.M35] * [.M35])/([.K35] + 1) +IF(ISBLANK([.L35]);0;([.M35] * [.M35])/[.L35]) * 0.75 * SUM([.G35:.J35]) * [.F35]) / 9;1) * 15"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string">
            <text:p>Duck</text:p>
          </table:table-cell>
          <table:table-cell table:number-columns-repeated="1003"/>
        </table:table-row>
        <table:table-row table:style-name="ro1">
          <table:table-cell office:value-type="string">
            <text:p>chestnut</text:p>
          </table:table-cell>
          <table:table-cell office:value-type="string">
            <text:p>Water Chestnut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6] * [.M36] * [.M36])/([.K36] + 1) +IF(ISBLANK([.L36]);0;([.M36] * [.M36])/[.L36]) * 0.75 * SUM([.G36:.J36]) * [.F36]) / 9;1) * 15" office:value-type="float" office:value="120">
            <text:p>12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Fishing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spear</text:p>
          </table:table-cell>
          <table:table-cell office:value-type="string">
            <text:p>Fish Spear</text:p>
          </table:table-cell>
          <table:table-cell office:value-type="string">
            <text:p>spear</text:p>
          </table:table-cell>
          <table:table-cell office:value-type="float" office:value="2">
            <text:p>2</text:p>
          </table:table-cell>
          <table:table-cell table:style-name="ce13" table:formula="of:=CEILING((([.M38] * [.M38] * [.M38])/([.K38] + 1) +IF(ISBLANK([.L38]);0;([.M38] * [.M38])/[.L38]) * 0.75 * SUM([.G38:.J38]) * [.F38]) / 9;1) * 15" office:value-type="float" office:value="210">
            <text:p>21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string">
            <text:p>Bear</text:p>
          </table:table-cell>
          <table:table-cell table:number-columns-repeated="1003"/>
        </table:table-row>
        <table:table-row table:style-name="ro1">
          <table:table-cell office:value-type="string">
            <text:p>rod</text:p>
          </table:table-cell>
          <table:table-cell office:value-type="string">
            <text:p>Fish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table:formula="of:=CEILING((([.M39] * [.M39] * [.M39])/([.K39] + 1) +IF(ISBLANK([.L39]);0;([.M39] * [.M39])/[.L39]) * 0.75 * SUM([.G39:.J39]) * [.F39]) / 9;1) * 15" office:value-type="float" office:value="15">
            <text:p>1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office:value-type="string">
            <text:p>Bear</text:p>
          </table:table-cell>
          <table:table-cell table:number-columns-repeated="1003"/>
        </table:table-row>
        <table:table-row table:style-name="ro1">
          <table:table-cell office:value-type="string">
            <text:p>goodrod</text:p>
          </table:table-cell>
          <table:table-cell office:value-type="string">
            <text:p>Better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table:formula="of:=CEILING((([.M40] * [.M40] * [.M40])/([.K40] + 1) +IF(ISBLANK([.L40]);0;([.M40] * [.M40])/[.L40]) * 0.75 * SUM([.G40:.J40]) * [.F40]) / 9;1) * 15" office:value-type="float" office:value="15">
            <text:p>1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string">
            <text:p>Bear</text:p>
          </table:table-cell>
          <table:table-cell table:number-columns-repeated="1003"/>
        </table:table-row>
        <table:table-row table:style-name="ro1">
          <table:table-cell office:value-type="string">
            <text:p>metalrod</text:p>
          </table:table-cell>
          <table:table-cell office:value-type="string">
            <text:p>Metal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table:formula="of:=CEILING((([.M41] * [.M41] * [.M41])/([.K41] + 1) +IF(ISBLANK([.L41]);0;([.M41] * [.M41])/[.L41]) * 0.75 * SUM([.G41:.J41]) * [.F41]) / 9;1) * 15" office:value-type="float" office:value="45">
            <text:p>4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string">
            <text:p>Bear</text:p>
          </table:table-cell>
          <table:table-cell table:number-columns-repeated="1003"/>
        </table:table-row>
        <table:table-row table:style-name="ro1">
          <table:table-cell office:value-type="string">
            <text:p>net</text:p>
          </table:table-cell>
          <table:table-cell office:value-type="string">
            <text:p>Fish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table:formula="of:=CEILING((([.M42] * [.M42] * [.M42])/2 +IF(ISBLANK([.L42]);0;([.M42] * [.M42])/2) * 0.75 * SUM([.G42:.J42]) * [.F42]) / 9;1) * 15" office:value-type="float" office:value="105">
            <text:p>10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string">
            <text:p>Bear</text:p>
          </table:table-cell>
          <table:table-cell/>
          <table:table-cell table:style-name="ce38" office:value-type="string">
            <text:p>yes</text:p>
          </table:table-cell>
          <table:table-cell table:style-name="ce38"/>
          <table:table-cell table:number-columns-repeated="1000"/>
        </table:table-row>
        <table:table-row table:style-name="ro1">
          <table:table-cell office:value-type="string">
            <text:p>bignet</text:p>
          </table:table-cell>
          <table:table-cell office:value-type="string">
            <text:p>Big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table:formula="of:=CEILING((([.M43] * [.M43] * [.M43])/2 +IF(ISBLANK([.L43]);0;([.M43] * [.M43])/2) * 0.75 * SUM([.G43:.J43]) * [.F43]) / 9;1) * 15" office:value-type="float" office:value="840">
            <text:p>84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4"/>
          <table:table-cell office:value-type="string">
            <text:p>Bear</text:p>
          </table:table-cell>
          <table:table-cell/>
          <table:table-cell table:style-name="ce38" office:value-type="string">
            <text:p>yes</text:p>
          </table:table-cell>
          <table:table-cell table:style-name="ce38"/>
          <table:table-cell table:number-columns-repeated="1000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Cow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fodder</text:p>
          </table:table-cell>
          <table:table-cell office:value-type="string">
            <text:p>Fodder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table:style-name="ce13" table:formula="of:=CEILING((([.M45] * [.M45] * [.M45])/([.K45] + 1) +IF(ISBLANK([.L45]);0;([.M45] * [.M45])/[.L45]) * 0.75 * SUM([.G45:.J45]) * [.F45]) / 9;1) * 15" office:value-type="float" office:value="120">
            <text:p>12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string">
            <text:p>yeh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Mushroom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shiitake</text:p>
          </table:table-cell>
          <table:table-cell office:value-type="string">
            <text:p>Shiitake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47] * [.M47] * [.M47])/([.K47] + 1) +IF(ISBLANK([.L47]);0;([.M47] * [.M47])/[.L47]) * 0.75 * SUM([.G47:.J47]) * [.F47]) / 9;1) * 15" office:value-type="float" office:value="75">
            <text:p>75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Slug</text:p>
          </table:table-cell>
          <table:table-cell table:number-columns-repeated="1003"/>
        </table:table-row>
        <table:table-row table:style-name="ro1">
          <table:table-cell office:value-type="string">
            <text:p>milkcap</text:p>
          </table:table-cell>
          <table:table-cell office:value-type="string">
            <text:p>Milk Cap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48] * [.M48] * [.M48])/([.K48] + 1) +IF(ISBLANK([.L48]);0;([.M48] * [.M48])/[.L48]) * 0.75 * SUM([.G48:.J48]) * [.F48]) / 9;1) * 15" office:value-type="float" office:value="375">
            <text:p>375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string">
            <text:p>Slug</text:p>
          </table:table-cell>
          <table:table-cell table:number-columns-repeated="1003"/>
        </table:table-row>
        <table:table-row table:style-name="ro1">
          <table:table-cell office:value-type="string">
            <text:p>portobello</text:p>
          </table:table-cell>
          <table:table-cell office:value-type="string">
            <text:p>Portobello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49] * [.M49] * [.M49])/([.K49] + 1) +IF(ISBLANK([.L49]);0;([.M49] * [.M49])/[.L49]) * 0.75 * SUM([.G49:.J49]) * [.F49]) / 9;1) * 15" office:value-type="float" office:value="60">
            <text:p>6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Slug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greenshroom</text:p>
          </table:table-cell>
          <table:table-cell office:value-type="string">
            <text:p>Parrot Toadstool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50] * [.M50] * [.M50])/([.K50] + 1) +IF(ISBLANK([.L50]);0;([.M50] * [.M50])/[.L50]) * 0.75 * SUM([.G50:.J50]) * [.F50]) / 9;1) * 15" office:value-type="float" office:value="90">
            <text:p>90</text:p>
          </table:table-cell>
          <table:table-cell table:number-columns-repeated="5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Slug</text:p>
          </table:table-cell>
          <table:table-cell table:number-columns-repeated="1003"/>
        </table:table-row>
        <table:table-row table:style-name="ro1">
          <table:table-cell office:value-type="string">
            <text:p>blackshroom</text:p>
          </table:table-cell>
          <table:table-cell office:value-type="string">
            <text:p>Black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51] * [.M51] * [.M51])/([.K51] + 1) +IF(ISBLANK([.L51]);0;([.M51] * [.M51])/[.L51]) * 0.75 * SUM([.G51:.J51]) * [.F51]) / 9;1) * 15" office:value-type="float" office:value="180">
            <text:p>18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string">
            <text:p>Slug</text:p>
          </table:table-cell>
          <table:table-cell table:number-columns-repeated="1003"/>
        </table:table-row>
        <table:table-row table:style-name="ro1">
          <table:table-cell office:value-type="string">
            <text:p>poisnshroom</text:p>
          </table:table-cell>
          <table:table-cell office:value-type="string">
            <text:p>Toxic 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52] * [.M52] * [.M52])/([.K52] + 1) +IF(ISBLANK([.L52]);0;([.M52] * [.M52])/[.L52]) * 0.75 * SUM([.G52:.J52]) * [.F52]) / 9;1) * 15" office:value-type="float" office:value="345">
            <text:p>345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Slug</text:p>
          </table:table-cell>
          <table:table-cell table:number-columns-repeated="4"/>
          <table:table-cell table:number-columns-repeated="2" office:value-type="float" office:value="0.75">
            <text:p>0.75</text:p>
          </table:table-cell>
          <table:table-cell table:number-columns-repeated="997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Egg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egg</text:p>
          </table:table-cell>
          <table:table-cell office:value-type="string">
            <text:p>Chick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4] * [.M54] * [.M54])/([.K54] + 1) +IF(ISBLANK([.L54]);0;([.M54] * [.M54])/[.L54]) * 0.75 * SUM([.G54:.J54]) * [.F54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5] * [.M55] * [.M55])/([.K55] + 1) +IF(ISBLANK([.L55]);0;([.M55] * [.M55])/[.L55]) * 0.75 * SUM([.G55:.J55]) * [.F55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6] * [.M56] * [.M56])/([.K56] + 1) +IF(ISBLANK([.L56]);0;([.M56] * [.M56])/[.L56]) * 0.75 * SUM([.G56:.J56]) * [.F56]) / 9;1) * 15" office:value-type="float" office:value="30">
            <text:p>30</text:p>
          </table:table-cell>
          <table:table-cell table:number-columns-repeated="5"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7] * [.M57] * [.M57])/([.K57] + 1) +IF(ISBLANK([.L57]);0;([.M57] * [.M57])/[.L57]) * 0.75 * SUM([.G57:.J57]) * [.F57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8] * [.M58] * [.M58])/([.K58] + 1) +IF(ISBLANK([.L58]);0;([.M58] * [.M58])/[.L58]) * 0.75 * SUM([.G58:.J58]) * [.F58]) / 9;1) * 15" office:value-type="float" office:value="255">
            <text:p>255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Technology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table:style-name="ce13" table:formula="of:=CEILING((([.M60] * [.M60] * [.M60])/([.K60] + 1) +IF(ISBLANK([.L60]);0;([.M60] * [.M60])/[.L60]) * 0.75 * SUM([.G60:.J60]) * [.F60]) / 9;1) * 15" office:value-type="float" office:value="45">
            <text:p>4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headphones</text:p>
          </table:table-cell>
          <table:table-cell office:value-type="string">
            <text:p>Earbuds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table:style-name="ce13" table:formula="of:=CEILING((([.M61] * [.M61] * [.M61])/([.K61] + 1) +IF(ISBLANK([.L61]);0;([.M61] * [.M61])/[.L61]) * 0.75 * SUM([.G61:.J61]) * [.F61]) / 9;1) * 15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printer</text:p>
          </table:table-cell>
          <table:table-cell office:value-type="string">
            <text:p>3D Printer</text:p>
          </table:table-cell>
          <table:table-cell office:value-type="string">
            <text:p>tech</text:p>
          </table:table-cell>
          <table:table-cell office:value-type="float" office:value="6">
            <text:p>6</text:p>
          </table:table-cell>
          <table:table-cell table:style-name="ce13" table:formula="of:=CEILING((([.M62] * [.M62] * [.M62])/([.K62] + 1) +IF(ISBLANK([.L62]);0;([.M62] * [.M62])/[.L62]) * 0.75 * SUM([.G62:.J62]) * [.F62]) / 9;1) * 15" office:value-type="float" office:value="60">
            <text:p>6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12"/>
          <table:table-cell table:style-name="ce16" office:value-type="string">
            <text:p>Y</text:p>
          </table:table-cell>
          <table:table-cell table:number-columns-repeated="995"/>
        </table:table-row>
        <table:table-row table:style-name="ro1">
          <table:table-cell office:value-type="string">
            <text:p>app</text:p>
          </table:table-cell>
          <table:table-cell office:value-type="string">
            <text:p>App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table:style-name="ce13" table:formula="of:=CEILING((([.M63] * [.M63] * [.M63])/([.K63] + 1) +IF(ISBLANK([.L63]);0;([.M63] * [.M63])/[.L63]) * 0.75 * SUM([.G63:.J63]) * [.F63]) / 9;1) * 15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drone</text:p>
          </table:table-cell>
          <table:table-cell office:value-type="string">
            <text:p>Drone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table:style-name="ce13" table:formula="of:=CEILING((([.M64] * [.M64] * [.M64])/([.K64] + 1) +IF(ISBLANK([.L64]);0;([.M64] * [.M64])/[.L64]) * 0.75 * SUM([.G64:.J64]) * [.F64]) / 9;1) * 15" office:value-type="float" office:value="105">
            <text:p>10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frogbot</text:p>
          </table:table-cell>
          <table:table-cell office:value-type="string">
            <text:p>Fwoggybot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table:style-name="ce13" table:formula="of:=CEILING((([.M65] * [.M65] * [.M65])/([.K65] + 1) +IF(ISBLANK([.L65]);0;([.M65] * [.M65])/[.L65]) * 0.75 * SUM([.G65:.J65]) * [.F65]) / 9;1) * 15" office:value-type="float" office:value="135">
            <text:p>135</text:p>
          </table:table-cell>
          <table:table-cell table:number-columns-repeated="5"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 table:number-columns-repeated="4"/>
          <table:table-cell office:value-type="string">
            <text:p>Frog</text:p>
          </table:table-cell>
          <table:table-cell table:number-columns-repeated="1003"/>
        </table:table-row>
        <table:table-row table:style-name="ro1">
          <table:table-cell office:value-type="string">
            <text:p>coffee</text:p>
          </table:table-cell>
          <table:table-cell office:value-type="string">
            <text:p>Coffee Machine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table:style-name="ce13" table:formula="of:=CEILING((([.M66] * [.M66] * [.M66])/([.K66] + 1) +IF(ISBLANK([.L66]);0;([.M66] * [.M66])/[.L66]) * 0.75 * SUM([.G66:.J66]) * [.F66]) / 9;1) * 15" office:value-type="float" office:value="165">
            <text:p>165</text:p>
          </table:table-cell>
          <table:table-cell table:number-columns-repeated="5"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12"/>
          <table:table-cell table:style-name="ce16" office:value-type="string">
            <text:p>Y</text:p>
          </table:table-cell>
          <table:table-cell table:number-columns-repeated="995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2 Battery</text:p>
          </table:table-cell>
          <table:table-cell office:value-type="string">
            <text:p>sickle2</text:p>
          </table:table-cell>
          <table:table-cell office:value-type="float" office:value="4">
            <text:p>4</text:p>
          </table:table-cell>
          <table:table-cell table:style-name="ce13"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Water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holywater</text:p>
          </table:table-cell>
          <table:table-cell office:value-type="string">
            <text:p>Holy Water</text:p>
          </table:table-cell>
          <table:table-cell office:value-type="string">
            <text:p>moist</text:p>
          </table:table-cell>
          <table:table-cell office:value-type="float" office:value="1">
            <text:p>1</text:p>
          </table:table-cell>
          <table:table-cell table:style-name="ce13"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holyjug</text:p>
          </table:table-cell>
          <table:table-cell office:value-type="string">
            <text:p>Holy Pitcher</text:p>
          </table:table-cell>
          <table:table-cell office:value-type="string">
            <text:p>moist</text:p>
          </table:table-cell>
          <table:table-cell office:value-type="float" office:value="1">
            <text:p>1</text:p>
          </table:table-cell>
          <table:table-cell table:style-name="ce13" office:value-type="float" office:value="6000">
            <text:p>6000</text:p>
          </table:table-cell>
          <table:table-cell table:number-columns-repeated="5"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are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coconut</text:p>
          </table:table-cell>
          <table:table-cell office:value-type="string">
            <text:p>Coconut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table:style-name="ce13"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table:number-columns-repeated="9"/>
          <table:table-cell table:style-name="ce16" office:value-type="string">
            <text:p>tropictree</text:p>
          </table:table-cell>
          <table:table-cell table:number-columns-repeated="996"/>
        </table:table-row>
        <table:table-row table:style-name="ro1">
          <table:table-cell office:value-type="string">
            <text:p>gmocorn</text:p>
          </table:table-cell>
          <table:table-cell office:value-type="string">
            <text:p>GMO Corn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table:style-name="ce13" office:value-type="float" office:value="500">
            <text:p>50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yeh</text:p>
          </table:table-cell>
          <table:table-cell table:number-columns-repeated="1004"/>
        </table:table-row>
        <table:table-row table:style-name="ro1">
          <table:table-cell office:value-type="string">
            <text:p>ultrarod</text:p>
          </table:table-cell>
          <table:table-cell office:value-type="string">
            <text:p>Master Bait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float" office:value="11">
            <text:p>11</text:p>
          </table:table-cell>
          <table:table-cell table:number-columns-repeated="4"/>
          <table:table-cell office:value-type="string">
            <text:p>Bear</text:p>
          </table:table-cell>
          <table:table-cell table:number-columns-repeated="1003"/>
        </table:table-row>
        <table:table-row table:style-name="ro1">
          <table:table-cell office:value-type="string">
            <text:p>goodfood</text:p>
          </table:table-cell>
          <table:table-cell office:value-type="string">
            <text:p>Delicious Food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table:style-name="ce13"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notdrugs</text:p>
          </table:table-cell>
          <table:table-cell office:value-type="string">
            <text:p>Funny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office:value-type="float" office:value="500">
            <text:p>50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string">
            <text:p>Slug</text:p>
          </table:table-cell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lotus</text:p>
          </table:table-cell>
          <table:table-cell office:value-type="string">
            <text:p>Sacred Lotus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table:style-name="ce13" office:value-type="float" office:value="500">
            <text:p>50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hbee</text:p>
          </table:table-cell>
          <table:table-cell office:value-type="string">
            <text:p>Haunted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500">
            <text:p>50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string">
            <text:p>Bear</text:p>
          </table:table-cell>
          <table:table-cell office:value-type="float" office:value="3">
            <text:p>3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Enemy-Only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</text:p>
          </table:table-cell>
          <table:table-cell office:value-type="string">
            <text:p>ric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style-name="ce16" office:value-type="string">
            <text:p>yes</text:p>
          </table:table-cell>
          <table:table-cell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7"/>
          <table:table-cell table:style-name="ce16" office:value-type="string">
            <text:p>yes</text:p>
          </table:table-cell>
          <table:table-cell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engine</text:p>
          </table:table-cell>
          <table:table-cell office:value-type="string">
            <text:p>Engin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salt</text:p>
          </table:table-cell>
          <table:table-cell office:value-type="string">
            <text:p>Salt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acorn</text:p>
          </table:table-cell>
          <table:table-cell office:value-type="string">
            <text:p>Acorn</text:p>
          </table:table-cell>
          <table:table-cell office:value-type="string">
            <text:p>tre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Byte Baby</text:p>
          </table:table-cell>
          <table:table-cell office:value-type="string">
            <text:p>babb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robo</text:p>
          </table:table-cell>
          <table:table-cell table:number-columns-repeated="999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uilding Permit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house</text:p>
          </table:table-cell>
          <table:table-cell office:value-type="string">
            <text:p>House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Smart Lightbulb</text:p>
          </table:table-cell>
          <table:table-cell office:value-type="string">
            <text:p>tech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download</text:p>
          </table:table-cell>
          <table:table-cell office:value-type="string">
            <text:p>Download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cloud</text:p>
          </table:table-cell>
          <table:table-cell office:value-type="string">
            <text:p>The Cloud</text:p>
          </table:table-cell>
          <table:table-cell office:value-type="string">
            <text:p>clou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porcini</text:p>
          </table:table-cell>
          <table:table-cell office:value-type="string">
            <text:p>Porcini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 Bomb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shotgun</text:p>
          </table:table-cell>
          <table:table-cell office:value-type="string">
            <text:p>Shotgun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Smart Salt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gastank</text:p>
          </table:table-cell>
          <table:table-cell office:value-type="string">
            <text:p>Gas Tank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4" office:value-type="string">
            <text:p>airfilter</text:p>
          </table:table-cell>
          <table:table-cell office:value-type="string">
            <text:p>Air Filter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dipstick</text:p>
          </table:table-cell>
          <table:table-cell office:value-type="string">
            <text:p>Dip Stick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acao</text:p>
          </table:table-cell>
          <table:table-cell office:value-type="string">
            <text:p>Cacao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bananaPill</text:p>
          </table:table-cell>
          <table:table-cell office:value-type="string">
            <text:p>Banana Pill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ckett Nerfs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table:style-name="ce4" office:value-type="string">
            <text:p>mushNerf</text:p>
          </table:table-cell>
          <table:table-cell office:value-type="string">
            <text:p>Mushroom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iceNerf</text:p>
          </table:table-cell>
          <table:table-cell office:value-type="string">
            <text:p>Paddy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treeNerf</text:p>
          </table:table-cell>
          <table:table-cell office:value-type="string">
            <text:p>Tree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vegNerf</text:p>
          </table:table-cell>
          <table:table-cell office:value-type="string">
            <text:p>Veggi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fishNerf</text:p>
          </table:table-cell>
          <table:table-cell office:value-type="string">
            <text:p>Fish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beeNerf</text:p>
          </table:table-cell>
          <table:table-cell office:value-type="string">
            <text:p>Be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eggNerf</text:p>
          </table:table-cell>
          <table:table-cell office:value-type="string">
            <text:p>Egg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eNerf</text:p>
          </table:table-cell>
          <table:table-cell office:value-type="string">
            <text:p>Regrowing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WACG Cards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char0</text:p>
          </table:table-cell>
          <table:table-cell office:value-type="string">
            <text:p>Pale Blood Hors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char1</text:p>
          </table:table-cell>
          <table:table-cell office:value-type="string">
            <text:p>Mabingy the Elf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char2</text:p>
          </table:table-cell>
          <table:table-cell office:value-type="string">
            <text:p>Pagan Cave Bat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char3</text:p>
          </table:table-cell>
          <table:table-cell office:value-type="string">
            <text:p>Just a Slim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char4</text:p>
          </table:table-cell>
          <table:table-cell office:value-type="string">
            <text:p>Trash Lobs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elem0</text:p>
          </table:table-cell>
          <table:table-cell office:value-type="string">
            <text:p>Fir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1</text:p>
          </table:table-cell>
          <table:table-cell office:value-type="string">
            <text:p>Eart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2</text:p>
          </table:table-cell>
          <table:table-cell office:value-type="string">
            <text:p>Wa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3</text:p>
          </table:table-cell>
          <table:table-cell office:value-type="string">
            <text:p>Tec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x0</text:p>
          </table:table-cell>
          <table:table-cell office:value-type="string">
            <text:p>Gobulin Shield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1</text:p>
          </table:table-cell>
          <table:table-cell office:value-type="string">
            <text:p>Wand of Ps'ghetti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2</text:p>
          </table:table-cell>
          <table:table-cell office:value-type="string">
            <text:p>Infernal Doug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3</text:p>
          </table:table-cell>
          <table:table-cell office:value-type="string">
            <text:p>Regular Baseball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4</text:p>
          </table:table-cell>
          <table:table-cell office:value-type="string">
            <text:p>The Blue Win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Food2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food2orig</text:p>
          </table:table-cell>
          <table:table-cell office:value-type="string">
            <text:p>Food2 Original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food2classic</text:p>
          </table:table-cell>
          <table:table-cell office:value-type="string">
            <text:p>Food2 Class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food2kelp</text:p>
          </table:table-cell>
          <table:table-cell office:value-type="string">
            <text:p>Food2 Crispy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food2coffee</text:p>
          </table:table-cell>
          <table:table-cell office:value-type="string">
            <text:p>Food2 WH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"/>
          <table:table-cell office:value-type="float" office:value="0.15">
            <text:p>0.15</text:p>
          </table:table-cell>
          <table:table-cell table:number-columns-repeated="997"/>
        </table:table-row>
        <table:table-row table:style-name="ro1">
          <table:table-cell office:value-type="string">
            <text:p>food2salsa</text:p>
          </table:table-cell>
          <table:table-cell office:value-type="string">
            <text:p>Food2 SP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"/>
          <table:table-cell office:value-type="float" office:value="0.75">
            <text:p>0.75</text:p>
          </table:table-cell>
          <table:table-cell table:number-columns-repeated="997"/>
        </table:table-row>
        <table:table-row table:style-name="ro1">
          <table:table-cell office:value-type="string">
            <text:p>food2gamer</text:p>
          </table:table-cell>
          <table:table-cell office:value-type="string">
            <text:p>Food2 Ep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food2cookie</text:p>
          </table:table-cell>
          <table:table-cell office:value-type="string">
            <text:p>Food2 RR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food2black</text:p>
          </table:table-cell>
          <table:table-cell office:value-type="string">
            <text:p>Food2 Midnit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food2purple</text:p>
          </table:table-cell>
          <table:table-cell office:value-type="string">
            <text:p>Food2 Purpl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food2crystal</text:p>
          </table:table-cell>
          <table:table-cell office:value-type="string">
            <text:p>Crystal Food2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ood2powder</text:p>
          </table:table-cell>
          <table:table-cell office:value-type="string">
            <text:p>Food2 Powder</text:p>
          </table:table-cell>
          <table:table-cell office:value-type="string">
            <text:p>food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ood2bar</text:p>
          </table:table-cell>
          <table:table-cell office:value-type="string">
            <text:p>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food2barChoc</text:p>
          </table:table-cell>
          <table:table-cell office:value-type="string">
            <text:p>Chocky 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soybean</text:p>
          </table:table-cell>
          <table:table-cell office:value-type="string">
            <text:p>Soybean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conveyorEnd</text:p>
          </table:table-cell>
          <table:table-cell office:value-type="string">
            <text:p>Food2 Conveyo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soybaby</text:p>
          </table:table-cell>
          <table:table-cell office:value-type="string">
            <text:p>Soy Baby</text:p>
          </table:table-cell>
          <table:table-cell office:value-type="string">
            <text:p>babby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soyChild</text:p>
          </table:table-cell>
          <table:table-cell table:number-columns-repeated="999"/>
        </table:table-row>
        <table:table-row table:style-name="ro1" table:number-rows-repeated="1048426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database-ranges>
        <table:database-range table:target-range-address="Sheet1.A1:Sheet1.R2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1">03/11/2018</text:date>, <text:time>00:2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0-15T13:14:37.59</meta:creation-date>
    <dc:date>2018-03-11T00:22:36.27</dc:date>
    <dc:creator>Seab Dinch</dc:creator>
    <meta:editing-duration>P65DT1M45S</meta:editing-duration>
    <meta:editing-cycles>234</meta:editing-cycles>
    <meta:generator>OpenOffice/4.1.2$Win32 OpenOffice.org_project/412m3$Build-9782</meta:generator>
    <meta:document-statistic meta:table-count="3" meta:cell-count="1777" meta:object-count="0"/>
  </office:meta>
</office:document-meta>
</file>